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48"/>
        <table:table-column table:style-name="co8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number-columns-repeated="3" table:default-cell-style-name="ce98"/>
        <table:table-column table:style-name="co19" table:default-cell-style-name="ce98"/>
        <table:table-column table:style-name="co18" table:default-cell-style-name="ce98"/>
        <table:table-column table:style-name="co20" table:default-cell-style-name="ce98"/>
        <table:table-column table:style-name="co18" table:number-columns-repeated="3" table:default-cell-style-name="ce98"/>
        <table:table-column table:style-name="co19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20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Go language</text:p>
          </table:table-cell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2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meta:date-string>09/12/2025 05:25:56</meta:date-string>
              <text:p>0.29.1 </text:p>
            </office:annotation>
            <text:p>0.31.0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2" office:value-type="string" calcext:value-type="string">
            <text:p>1.7.14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92" office:value-type="string" calcext:value-type="string">
            <text:p>0.1.11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5" table:number-columns-repeated="2"/>
          <table:table-cell table:style-name="ce102" office:value-type="string" calcext:value-type="string">
            <text:p>0.4.1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6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7</text:p>
          </table:table-cell>
          <table:table-cell table:number-columns-repeated="10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3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19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88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1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9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19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6</text:p>
          </table:table-cell>
          <table:table-cell table:number-columns-repeated="2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7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1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6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3" office:value-type="string" calcext:value-type="string">
            <text:p>0.18.11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6" draw:text-style-name="P2" svg:width="2.899cm" svg:height="0.991cm" svg:x="28.565cm" svg:y="10.01cm" draw:caption-point-x="-0.471cm" draw:caption-point-y="1.703cm">
              <meta:date-string>09/12/2025 05:25:56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8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50" office:value-type="string" calcext:value-type="string">
            <text:p>1.24.10</text:p>
          </table:table-cell>
          <table:table-cell table:style-name="ce88" table:number-columns-repeated="2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94" office:value-type="string" calcext:value-type="string">
            <text:p>0.4.1</text:p>
          </table:table-cell>
          <table:table-cell table:style-name="ce117" office:value-type="string" calcext:value-type="string">
            <text:p>0.17.6</text:p>
          </table:table-cell>
          <table:table-cell table:number-columns-repeated="6"/>
          <table:table-cell table:style-name="ce117" office:value-type="string" calcext:value-type="string">
            <text:p>0.3.19</text:p>
          </table:table-cell>
          <table:table-cell/>
          <table:table-cell table:style-name="ce117" office:value-type="string" calcext:value-type="string">
            <text:p>0.11.6</text:p>
          </table:table-cell>
          <table:table-cell table:number-columns-repeated="2"/>
          <table:table-cell table:style-name="ce120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6" office:value-type="string" calcext:value-type="string">
            <text:p>0.31.0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54" table:number-columns-repeated="4"/>
          <table:table-cell table:style-name="ce101"/>
          <table:table-cell table:style-name="ce11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2"/>
          <table:table-cell table:style-name="ce11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3"/>
          <table:table-cell table:style-name="ce11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48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1.0.1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0:09:05.5112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2M55S</meta:editing-duration>
    <meta:editing-cycles>1510</meta:editing-cycles>
    <meta:generator>LibreOffice/25.8.3.2$Windows_X86_64 LibreOffice_project/8ca8d55c161d602844f5428fa4b58097424e324e</meta:generator>
    <dc:date>2025-12-09T10:09:14.5711075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